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86cm" fo:margin-left="0.445cm" table:align="left"/>
    </style:style>
    <style:style style:name="Tabla1.A" style:family="table-column">
      <style:table-column-properties style:column-width="16.686cm"/>
    </style:style>
    <style:style style:name="Tabla1.1" style:family="table-row">
      <style:table-row-properties style:min-row-height="11.571cm"/>
    </style:style>
    <style:style style:name="Tabla1.A1" style:family="table-cell">
      <style:table-cell-properties fo:padding-left="0.191cm" fo:padding-right="0.102cm" fo:padding-top="0.104cm" fo:padding-bottom="0cm" fo:border="1pt solid #000000" style:writing-mode="lr-tb"/>
    </style:style>
    <style:style style:name="Tabla1.2" style:family="table-row">
      <style:table-row-properties style:min-row-height="12.818cm"/>
    </style:style>
    <style:style style:name="Tabla1.A2" style:family="table-cell">
      <style:table-cell-properties style:vertical-align="bottom" fo:padding-left="0.191cm" fo:padding-right="0.102cm" fo:padding-top="0.104cm" fo:padding-bottom="0cm" fo:border="1pt solid #000000" style:writing-mode="lr-tb"/>
    </style:style>
    <style:style style:name="Tabla3" style:family="table">
      <style:table-properties style:width="15.346cm" fo:margin-left="0.198cm" table:align="left"/>
    </style:style>
    <style:style style:name="Tabla3.A" style:family="table-column">
      <style:table-column-properties style:column-width="9.419cm"/>
    </style:style>
    <style:style style:name="Tabla3.B" style:family="table-column">
      <style:table-column-properties style:column-width="5.927cm"/>
    </style:style>
    <style:style style:name="Tabla3.1" style:family="table-row">
      <style:table-row-properties style:min-row-height="1.058cm"/>
    </style:style>
    <style:style style:name="Tabla3.A1" style:family="table-cell">
      <style:table-cell-properties fo:padding-left="0.199cm" fo:padding-right="0.203cm" fo:padding-top="0.113cm" fo:padding-bottom="0cm" fo:border-left="1pt solid #000000" fo:border-right="none" fo:border-top="1pt solid #000000" fo:border-bottom="1pt solid #000000" style:writing-mode="lr-tb"/>
    </style:style>
    <style:style style:name="Tabla3.B1" style:family="table-cell">
      <style:table-cell-properties fo:padding-left="0.199cm" fo:padding-right="0.203cm" fo:padding-top="0.113cm" fo:padding-bottom="0cm" fo:border-left="none" fo:border-right="1pt solid #000000" fo:border-top="1pt solid #000000" fo:border-bottom="1pt solid #000000" style:writing-mode="lr-tb"/>
    </style:style>
    <style:style style:name="Tabla3.2" style:family="table-row">
      <style:table-row-properties style:min-row-height="0.67cm"/>
    </style:style>
    <style:style style:name="Tabla3.A2" style:family="table-cell">
      <style:table-cell-properties fo:padding-left="0.199cm" fo:padding-right="0.203cm" fo:padding-top="0.113cm" fo:padding-bottom="0cm" fo:border="1pt solid #000000" style:writing-mode="lr-tb"/>
    </style:style>
    <style:style style:name="Tabla3.5" style:family="table-row">
      <style:table-row-properties style:min-row-height="1.976cm"/>
    </style:style>
    <style:style style:name="Tabla3.6" style:family="table-row">
      <style:table-row-properties style:min-row-height="2.152cm"/>
    </style:style>
    <style:style style:name="P1" style:family="paragraph" style:parent-style-name="Normal">
      <style:paragraph-properties fo:margin-left="0cm" fo:margin-top="0cm" fo:margin-bottom="0.0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2" style:family="paragraph" style:parent-style-name="Normal">
      <style:paragraph-properties fo:margin-left="0cm" fo:margin-right="0.307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242d59"/>
    </style:style>
    <style:style style:name="P3" style:family="paragraph" style:parent-style-name="Normal">
      <style:paragraph-properties fo:margin-lef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4" style:family="paragraph" style:parent-style-name="Normal">
      <style:paragraph-properties fo:margin-left="0cm" fo:margin-top="0cm" fo:margin-bottom="0.07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5" style:family="paragraph" style:parent-style-name="Normal">
      <style:paragraph-properties fo:margin-left="0cm" fo:margin-right="0.095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242d59"/>
    </style:style>
    <style:style style:name="P6" style:family="paragraph" style:parent-style-name="Normal">
      <style:paragraph-properties fo:margin-left="0cm" fo:margin-right="0.095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officeooo:paragraph-rsid="00242d59"/>
    </style:style>
    <style:style style:name="P7" style:family="paragraph" style:parent-style-name="Normal">
      <style:paragraph-properties fo:margin-lef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style:font-name="Calibri1" officeooo:paragraph-rsid="00242d59"/>
    </style:style>
    <style:style style:name="P8" style:family="paragraph" style:parent-style-name="Normal">
      <style:paragraph-properties fo:margin-left="0cm" fo:margin-top="0cm" fo:margin-bottom="0.12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9" style:family="paragraph" style:parent-style-name="Normal">
      <style:paragraph-properties fo:margin-left="0.397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10" style:family="paragraph" style:parent-style-name="Normal">
      <style:paragraph-properties fo:margin-lef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style:font-name="Calibri1" officeooo:paragraph-rsid="00242d59"/>
    </style:style>
    <style:style style:name="P11" style:family="paragraph" style:parent-style-name="Normal">
      <style:paragraph-properties fo:margin-left="0cm" fo:margin-top="0cm" fo:margin-bottom="0.12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12" style:family="paragraph" style:parent-style-name="Normal" style:list-style-name="L1">
      <style:paragraph-properties fo:margin-top="0cm" fo:margin-bottom="0.161cm" style:contextual-spacing="false" fo:line-height="107%" fo:text-align="start" style:justify-single-word="false" fo:text-indent="-0.635cm" style:auto-text-indent="false"/>
      <style:text-properties officeooo:paragraph-rsid="00242d59"/>
    </style:style>
    <style:style style:name="P13" style:family="paragraph" style:parent-style-name="Normal" style:list-style-name="L1">
      <style:paragraph-properties fo:margin-top="0cm" fo:margin-bottom="0cm" style:contextual-spacing="false" fo:line-height="107%" fo:text-align="start" style:justify-single-word="false" fo:text-indent="-0.635cm" style:auto-text-indent="false"/>
      <style:text-properties officeooo:paragraph-rsid="00242d59"/>
    </style:style>
    <style:style style:name="P14" style:family="paragraph" style:parent-style-name="Normal">
      <style:paragraph-properties fo:margin-left="0cm" fo:margin-top="0cm" fo:margin-bottom="0.2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42d59"/>
    </style:style>
    <style:style style:name="P15" style:family="paragraph" style:parent-style-name="Standard">
      <style:text-properties officeooo:paragraph-rsid="00242d59"/>
    </style:style>
    <style:style style:name="P16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d6819" officeooo:paragraph-rsid="001d6819"/>
    </style:style>
    <style:style style:name="P17" style:family="paragraph" style:parent-style-name="Contents_20_1">
      <style:paragraph-properties>
        <style:tab-stops>
          <style:tab-stop style:position="17.18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189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text-align="start" style:justify-single-word="false"/>
      <style:text-properties officeooo:rsid="0021d76d" officeooo:paragraph-rsid="00200b0d"/>
    </style:style>
    <style:style style:name="P20" style:family="paragraph" style:parent-style-name="Heading_20_1">
      <style:paragraph-properties fo:break-before="page"/>
      <style:text-properties officeooo:rsid="00224ced" officeooo:paragraph-rsid="00224ced"/>
    </style:style>
    <style:style style:name="P21" style:family="paragraph" style:parent-style-name="Heading_20_2">
      <style:text-properties officeooo:rsid="00224ced" officeooo:paragraph-rsid="00224ced"/>
    </style:style>
    <style:style style:name="P22" style:family="paragraph" style:parent-style-name="Text_20_body">
      <style:text-properties officeooo:rsid="00224ced" officeooo:paragraph-rsid="00224ced"/>
    </style:style>
    <style:style style:name="P23" style:family="paragraph" style:parent-style-name="Text_20_body">
      <style:paragraph-properties fo:text-align="justify" style:justify-single-word="false"/>
      <style:text-properties officeooo:rsid="00224ced" officeooo:paragraph-rsid="00224ced"/>
    </style:style>
    <style:style style:name="P24" style:family="paragraph" style:parent-style-name="Text_20_body" style:list-style-name="L2">
      <style:text-properties officeooo:rsid="00224ced" officeooo:paragraph-rsid="00224ced"/>
    </style:style>
    <style:style style:name="P25" style:family="paragraph" style:parent-style-name="Text_20_body" style:list-style-name="">
      <style:paragraph-properties fo:line-height="115%" fo:text-align="start" style:justify-single-word="false" fo:orphans="2" fo:widows="2" fo:hyphenation-ladder-count="no-limit" fo:hyphenation-keep="page" loext:hyphenation-keep-type="column"/>
      <style:text-properties officeooo:rsid="00224ced" officeooo:paragraph-rsid="00224ce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Calibri1" fo:font-style="italic" style:font-style-asian="italic"/>
    </style:style>
    <style:style style:name="T2" style:family="text">
      <style:text-properties style:font-name="Calibri1" fo:font-size="14pt" fo:font-weight="bold" style:font-size-asian="14pt" style:font-weight-asian="bold"/>
    </style:style>
    <style:style style:name="T3" style:family="text">
      <style:text-properties style:font-name="Calibri1" fo:font-size="10pt" fo:font-weight="bold" style:font-size-asian="10pt" style:font-weight-asian="bold"/>
    </style:style>
    <style:style style:name="T4" style:family="text">
      <style:text-properties style:font-name="Calibri1" fo:font-size="14pt" fo:font-weight="bold" style:font-name-asian="Arial" style:font-size-asian="14pt" style:font-weight-asian="bold" style:font-name-complex="Arial"/>
    </style:style>
    <style:style style:name="T5" style:family="text">
      <style:text-properties style:font-name="Calibri1" fo:font-weight="bold" style:font-weight-asian="bold"/>
    </style:style>
    <style:style style:name="T6" style:family="text">
      <style:text-properties style:font-name="Calibri1" fo:font-size="16pt" style:font-name-asian="Arial" style:font-size-asian="16pt" style:font-name-complex="Arial"/>
    </style:style>
    <style:style style:name="T7" style:family="text">
      <style:text-properties style:font-name="Calibri1" fo:font-weight="bold" officeooo:rsid="0024ee4c" style:font-weight-asian="bold"/>
    </style:style>
    <style:style style:name="T8" style:family="text">
      <style:text-properties style:font-name="Calibri1" fo:font-weight="bold" officeooo:rsid="00242d59" style:font-weight-asian="bold"/>
    </style:style>
    <style:style style:name="T9" style:family="text">
      <style:text-properties style:font-name="Calibri1" fo:font-weight="bold" style:font-family-asian="Verdana" style:font-family-generic-asian="swiss" style:font-pitch-asian="variable" style:font-weight-asian="bold" style:font-family-complex="Verdana" style:font-family-generic-complex="swiss" style:font-pitch-complex="variable"/>
    </style:style>
    <style:style style:name="T10" style:family="text">
      <style:text-properties style:font-name="Calibri1" style:font-family-asian="Verdana" style:font-family-generic-asian="swiss" style:font-pitch-asian="variable" style:font-family-complex="Verdana" style:font-family-generic-complex="swiss" style:font-pitch-complex="variable"/>
    </style:style>
    <style:style style:name="T11" style:family="text">
      <style:text-properties style:font-name="Calibri1" officeooo:rsid="00242d59" style:font-family-asian="Verdana" style:font-family-generic-asian="swiss" style:font-pitch-asian="variable" style:font-family-complex="Verdana" style:font-family-generic-complex="swiss" style:font-pitch-complex="variable"/>
    </style:style>
    <style:style style:name="T12" style:family="text">
      <style:text-properties style:font-name="Calibri1" fo:font-size="11pt" style:font-family-asian="Verdana" style:font-family-generic-asian="swiss" style:font-pitch-asian="variable" style:font-size-asian="11pt" style:font-family-complex="Verdana" style:font-family-generic-complex="swiss" style:font-pitch-complex="variable"/>
    </style:style>
    <style:style style:name="T13" style:family="text">
      <style:text-properties style:font-name="Calibri1" fo:font-size="10.5pt" style:font-family-asian="Verdana" style:font-family-generic-asian="swiss" style:font-pitch-asian="variable" style:font-size-asian="10.5pt" style:font-family-complex="Verdana" style:font-family-generic-complex="swiss" style:font-pitch-complex="variabl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9LVL1" loext:num-list-format="%1%" text:bullet-char="●">
        <style:list-level-properties text:list-level-position-and-space-mode="label-alignment">
          <style:list-level-label-alignment text:label-followed-by="listtab" fo:margin-left="0.714cm"/>
        </style:list-level-properties>
        <style:text-properties style:font-name="Aria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margin-left="2.184cm"/>
        </style:list-level-properties>
        <style:text-properties style:font-name="Aria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margin-left="3.454cm"/>
        </style:list-level-properties>
        <style:text-properties style:font-name="Aria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margin-left="4.724cm"/>
        </style:list-level-properties>
        <style:text-properties style:font-name="Aria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margin-left="5.994cm"/>
        </style:list-level-properties>
        <style:text-properties style:font-name="Aria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margin-left="7.264cm"/>
        </style:list-level-properties>
        <style:text-properties style:font-name="Aria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margin-left="8.534cm"/>
        </style:list-level-properties>
        <style:text-properties style:font-name="Aria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margin-left="9.804cm"/>
        </style:list-level-properties>
        <style:text-properties style:font-name="Aria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margin-left="11.074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<text:span text:style-name="Default_20_Paragraph_20_Font"><text:span text:style-name="T1"/></text:span></text:p>
            <text:p text:style-name="P2"><text:span text:style-name="Default_20_Paragraph_20_Font"><text:span text:style-name="T2">D</text:span></text:span><text:span text:style-name="Default_20_Paragraph_20_Font"><text:span text:style-name="T3">PTO</text:span></text:span><text:span text:style-name="Default_20_Paragraph_20_Font"><text:span text:style-name="T2">. I</text:span></text:span><text:span text:style-name="Default_20_Paragraph_20_Font"><text:span text:style-name="T3">NFORMÁTICA</text:span></text:span><text:span text:style-name="Default_20_Paragraph_20_Font"><text:span text:style-name="T2"> - I.E.S. L</text:span></text:span><text:span text:style-name="Default_20_Paragraph_20_Font"><text:span text:style-name="T3">A</text:span></text:span><text:span text:style-name="Default_20_Paragraph_20_Font"><text:span text:style-name="T2"> M</text:span></text:span><text:span text:style-name="Default_20_Paragraph_20_Font"><text:span text:style-name="T3">ARISMA</text:span></text:span><text:span text:style-name="Default_20_Paragraph_20_Font"><text:span text:style-name="T2"> </text:span></text:span></text:p>
            <text:p text:style-name="P2"><text:span text:style-name="Default_20_Paragraph_20_Font"><text:span text:style-name="T2">MÓDULO PROYECTO INTERMODULAR </text:span></text:span></text:p>
            <text:p text:style-name="P2"><text:span text:style-name="Default_20_Paragraph_20_Font"><text:span text:style-name="T2">C.F.G.M. </text:span></text:span><text:span text:style-name="Default_20_Paragraph_20_Font"><text:span text:style-name="T4"><text:s/></text:span></text:span></text:p>
            <text:p text:style-name="P2"><text:span text:style-name="Default_20_Paragraph_20_Font"><text:span text:style-name="T2">SISTEMAS MICROINFORMÁTICOS Y REDES 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4"><text:span text:style-name="Default_20_Paragraph_20_Font"><text:span text:style-name="T5"><text:s/></text:span></text:span></text:p>
            <text:p text:style-name="P5"><text:span text:style-name="Default_20_Paragraph_20_Font"><text:span text:style-name="T6">TÍTULO DEL PROYECTO 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3"><text:span text:style-name="Default_20_Paragraph_20_Font"><text:span text:style-name="T5"><text:s/></text:span></text:span></text:p>
            <text:p text:style-name="P6"><text:span text:style-name="Default_20_Paragraph_20_Font"><text:span text:style-name="T5">Autor: </text:span></text:span><text:span text:style-name="Default_20_Paragraph_20_Font"><text:span text:style-name="T7">Álvaro Carmona Feria</text:span></text:span><text:span text:style-name="Default_20_Paragraph_20_Font"><text:span text:style-name="T5"> </text:span></text:span></text:p>
            <text:p text:style-name="P6"><text:span text:style-name="Default_20_Paragraph_20_Font"><text:span text:style-name="T5">Fecha: </text:span></text:span></text:p>
            <text:p text:style-name="P6"><text:span text:style-name="Default_20_Paragraph_20_Font"><text:span text:style-name="T5">Tutor: </text:span></text:span><text:span text:style-name="Default_20_Paragraph_20_Font"><text:span text:style-name="T8">Juan Limon Limon</text:span></text:span><text:span text:style-name="Default_20_Paragraph_20_Font"><text:span text:style-name="T5"> </text:span></text:span></text:p>
            <text:p text:style-name="P7"><text:s/></text:p>
          </table:table-cell>
        </table:table-row>
        <table:table-row table:style-name="Tabla1.2">
          <table:table-cell table:style-name="Tabla1.A2" office:value-type="string">
            <text:p text:style-name="P8"><text:span text:style-name="Default_20_Paragraph_20_Font"><text:span text:style-name="T9"><text:s/></text:span></text:span></text:p>
            <text:p text:style-name="P9"><text:span text:style-name="Default_20_Paragraph_20_Font"><text:span text:style-name="T9">HOJA RESUMEN-PROYECTO </text:span></text:span><text:span text:style-name="Default_20_Paragraph_20_Font"><text:span text:style-name="T10"><text:s/></text:span></text:span>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3"><text:span text:style-name="Default_20_Paragraph_20_Font"><text:span text:style-name="T9">Título del proyecto:</text:span></text:span><text:span text:style-name="T9"/></text:p>
                </table:table-cell>
                <table:table-cell table:style-name="Tabla3.B1" office:value-type="string">
                  <text:p text:style-name="P10"/>
                </table:table-cell>
              </table:table-row>
              <table:table-row table:style-name="Tabla3.2">
                <table:table-cell table:style-name="Tabla3.A2" office:value-type="string">
                  <text:p text:style-name="P3"><text:span text:style-name="Default_20_Paragraph_20_Font"><text:span text:style-name="T9">Autor: </text:span></text:span><text:span text:style-name="Default_20_Paragraph_20_Font"><text:span text:style-name="T10"><text:s/></text:span></text:span><text:span text:style-name="Default_20_Paragraph_20_Font"><text:span text:style-name="T11">Álvaro Carmona Feria</text:span></text:span></text:p>
                </table:table-cell>
                <table:table-cell table:style-name="Tabla3.A2" office:value-type="string">
                  <text:p text:style-name="P3"><text:span text:style-name="Default_20_Paragraph_20_Font"><text:span text:style-name="T9">Fecha:</text:span></text:span><text:span text:style-name="Default_20_Paragraph_20_Font"><text:span text:style-name="T10"> 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3"><text:span text:style-name="Default_20_Paragraph_20_Font"><text:span text:style-name="T9">Tutor: </text:span></text:span><text:span text:style-name="Default_20_Paragraph_20_Font"><text:span text:style-name="T10"><text:s/></text:span></text:span><text:span text:style-name="Default_20_Paragraph_20_Font"><text:span text:style-name="T11">Juan Limon Limon</text:span></text:span></text:p>
                </table:table-cell>
                <table:table-cell table:style-name="Tabla3.B1" office:value-type="string">
                  <text:p text:style-name="P10"/>
                </table:table-cell>
              </table:table-row>
              <table:table-row table:style-name="Tabla3.2">
                <table:table-cell table:style-name="Tabla3.A1" office:value-type="string">
                  <text:p text:style-name="P3"><text:span text:style-name="Default_20_Paragraph_20_Font"><text:span text:style-name="T9">Titulación: </text:span></text:span><text:span text:style-name="Default_20_Paragraph_20_Font"><text:span text:style-name="T10"><text:s/></text:span></text:span><text:span text:style-name="Default_20_Paragraph_20_Font"><text:span text:style-name="T11">Sistemas Microinformáticos y Redes</text:span></text:span></text:p>
                </table:table-cell>
                <table:table-cell table:style-name="Tabla3.B1" office:value-type="string">
                  <text:p text:style-name="P10"/>
                </table:table-cell>
              </table:table-row>
              <table:table-row table:style-name="Tabla3.5">
                <table:table-cell table:style-name="Tabla3.A1" office:value-type="string">
                  <text:p text:style-name="P11"><text:span text:style-name="Default_20_Paragraph_20_Font"><text:span text:style-name="T9">Palabras clave:</text:span></text:span><text:span text:style-name="Default_20_Paragraph_20_Font"><text:span text:style-name="T10"> </text:span></text:span></text:p>
                  <text:list text:style-name="L1">
                    <text:list-item>
                      <text:p text:style-name="P12"><text:span text:style-name="Default_20_Paragraph_20_Font"><text:span text:style-name="T12">Castellano:</text:span></text:span><text:span text:style-name="Default_20_Paragraph_20_Font"><text:span text:style-name="T10"> </text:span></text:span></text:p>
                    </text:list-item>
                    <text:list-item>
                      <text:p text:style-name="P13"><text:span text:style-name="Default_20_Paragraph_20_Font"><text:span text:style-name="T12">Inglés:</text:span></text:span><text:span text:style-name="Default_20_Paragraph_20_Font"><text:span text:style-name="T10">. </text:span></text:span></text:p>
                    </text:list-item>
                  </text:list>
                </table:table-cell>
                <table:table-cell table:style-name="Tabla3.B1" office:value-type="string">
                  <text:p text:style-name="P10"/>
                </table:table-cell>
              </table:table-row>
              <table:table-row table:style-name="Tabla3.6">
                <table:table-cell table:style-name="Tabla3.A1" office:value-type="string">
                  <text:p text:style-name="P3"><text:span text:style-name="Default_20_Paragraph_20_Font"><text:span text:style-name="T9">Resumen del proyecto</text:span></text:span><text:span text:style-name="Default_20_Paragraph_20_Font"><text:span text:style-name="T10"> </text:span></text:span></text:p>
                  <text:p text:style-name="P14"><text:span text:style-name="Default_20_Paragraph_20_Font"><text:span text:style-name="T13">(Español) … </text:span></text:span></text:p>
                  <text:p text:style-name="P3"><text:span text:style-name="Default_20_Paragraph_20_Font"><text:span text:style-name="T13">(English) … </text:span></text:span></text:p>
                  <text:p text:style-name="P3"><text:span text:style-name="Default_20_Paragraph_20_Font"><text:span text:style-name="T13"><text:s/></text:span></text:span></text:p>
                </table:table-cell>
                <table:table-cell table:style-name="Tabla3.B1" office:value-type="string">
                  <text:p text:style-name="P10"/>
                </table:table-cell>
              </table:table-row>
            </table:table>
            <text:p text:style-name="P3"><text:span text:style-name="Default_20_Paragraph_20_Font"><text:span text:style-name="T1"><text:s/></text:span></text:span></text:p>
          </table:table-cell>
        </table:table-row>
      </table:table>
      <text:p text:style-name="P15"><text:soft-page-break/></text:p>
      <text:p text:style-name="P1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7"><text:a xlink:type="simple" xlink:href="#__RefHeading___Toc36_563774926" text:style-name="Index_20_Link" text:visited-style-name="Index_20_Link">1. Introducción<text:tab/>3</text:a></text:p>
          <text:p text:style-name="P18"><text:a xlink:type="simple" xlink:href="#__RefHeading___Toc38_563774926" text:style-name="Index_20_Link" text:visited-style-name="Index_20_Link">1.1 Introducción a la memoria<text:tab/>3</text:a></text:p>
          <text:p text:style-name="P18"><text:a xlink:type="simple" xlink:href="#__RefHeading___Toc40_563774926" text:style-name="Index_20_Link" text:visited-style-name="Index_20_Link">1.2 Descripción<text:tab/>3</text:a></text:p>
        </text:index-body>
      </text:table-of-content>
      <text:p text:style-name="P19"/>
      <text:list text:style-name="Numbering_20_123">
        <text:list-item>
          <text:h text:style-name="P20" text:outline-level="1"><text:bookmark-start text:name="__RefHeading___Toc36_563774926"/>Introducción<text:bookmark-end text:name="__RefHeading___Toc36_563774926"/></text:h>
        </text:list-item>
      </text:list>
      <text:list text:style-name="Outline">
        <text:list-item>
          <text:list>
            <text:list-item>
              <text:h text:style-name="P21" text:outline-level="2"><text:bookmark-start text:name="__RefHeading___Toc38_563774926"/>Introducción a la memoria<text:bookmark-end text:name="__RefHeading___Toc38_563774926"/></text:h>
            </text:list-item>
          </text:list>
        </text:list-item>
      </text:list>
      <text:p text:style-name="P22">Este documento recoge todo el desarrollo de mi proyecto final, donde explico de manera ordenada como he diseñado configurado y puesto en marcha una infraestructura completa basada en virtualizacion y servicios orinetados a pequeñas empresas. </text:p>
      <text:p text:style-name="P22">EL objetivo de esta memoria es mostrar, paso a paso, todo el trabajo realizado: desde la planificacion inicial, el análisis de necesidades y la selección del hardware y software, hasta la instalción de los distintos servicios, las pruebas y las conclusiones finales.</text:p>
      <text:p text:style-name="P22">Con esta memoria quiero dejar claro que comprendo los conceptos que se trabajan en los módulos de 2º SMR, y que soy cpaz de aplicarlos en un proyecto real, usando tecnologías actuales como Proxmox, servidores Linux, paneles de control, sistemas de copias de seguridad y monitorización.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0_563774926"/>Descripción<text:bookmark-end text:name="__RefHeading___Toc40_563774926"/></text:h>
            </text:list-item>
          </text:list>
        </text:list-item>
      </text:list>
      <text:p text:style-name="P23">El proyecto consiste en diseñar, montar y documentar una infraestructura profesional de hosting y servicios en red utilizando únicamente software libre y un entorno totalmente virtualizado. El objetivo es simular cómo funcionaría un pequeño proveedor de hosting real, incorporando panel de control, portal de clientes, correo electrónico corporativo y herramientas de monitorización y seguridad, todo ello desplegado sobre Proxmox VE. <text:s/></text:p>
      <text:p text:style-name="P22">La infraestructura está formada por cuatro máquinas virtuales principales, cada una dedicada a un servicio concreto para garantizar orden, seguridad y facilidad de mantenimiento: </text:p>
      <text:list text:style-name="L2">
        <text:list-item>
          <text:p text:style-name="P24">VM1 – HestiaCP (4–6 vCPU / 16 GB RAM / Debian 12): Esta máquina funciona como el panel de hosting principal. Desde aquí se gestionan dominios, cuentas web, bases de datos, certificados SSL, servidores web y usuarios. Es el núcleo del servicio.</text:p>
        </text:list-item>
        <text:list-item>
          <text:p text:style-name="P24">VM2 – FOSSBilling (2–4 vCPU / 8 GB RAM / Debian 12): Este servidor está dedicado al portal de clientes. Permite registrar usuarios, gestionar facturación, abrir tickets de soporte y llevar el control del servicio, igual que hacen empresas como IONOS o Hostinger.</text:p>
        </text:list-item>
        <text:list-item>
          <text:p text:style-name="P24">VM3 – Mailcow (4 vCPU / 8–12 GB RAM / Debian 12): Aquí se gestiona todo el correo corporativo mediante contenedores Docker. Incluye antivirus, antispam, panel web, administración de buzones, DKIM, DMARC y demás tecnologías necesarias para que el correo funcione de forma segura.</text:p>
        </text:list-item>
        <text:list-item>
          <text:p text:style-name="P24">VM4 – Monitorización y Seguridad (2 vCPU / 4–8 GB RAM): En esta máquina se instalan Uptime Kuma y CrowdSec. Con ellas se supervisa el estado de los servicios (con alarmas, gráficas y disponibilidad) y se aplican medidas de protección contra ataques, intentos de acceso sospechosos o fallos en el sistema.</text:p>
        </text:list-item>
      </text:list>
      <text:p text:style-name="P25">Todo el sistema se ejecuta sobre un servidor físico con Proxmox VE, que actúa como hipervisor y permite gestionar recursos, realizar copias de seguridad y aislar cada servicio en su propia VM. El <text:soft-page-break/>resultado final es un entorno modular, escalable y muy parecido al que podría usar una empresa de hosting real, pero adaptado a un proyecto educativo y basado completamente en software lib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false" fo:line-height="108%" fo:text-align="justify" style:justify-single-word="false" fo:orphans="2" fo:widows="2" fo:hyphenation-ladder-count="no-limit" fo:hyphenation-keep="page" loext:hyphenation-keep-type="column" style:page-number="auto" style:writing-mode="lr-tb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chapter" style:master-page-name="">
      <style:paragraph-properties fo:margin-top="0.423cm" fo:margin-bottom="0cm" style:contextual-spacing="false" fo:keep-together="always" style:page-number="auto" fo:keep-with-next="always"/>
      <style:text-properties fo:color="#000000" loext:opacity="100%" style:font-name="Calibri3" fo:font-family="Calibri" style:font-style-name="Normal" style:font-family-generic="swiss" style:font-pitch="variable" fo:font-size="16pt" fo:font-weight="bold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/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Normal" style:family="paragraph">
      <style:paragraph-properties fo:margin-left="0.018cm" fo:margin-top="0cm" fo:margin-bottom="0.009cm" style:contextual-spacing="false" fo:line-height="104%" fo:text-align="justify" style:justify-single-word="false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ed7d31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Título_20_Car" style:display-name="Título Car" style:family="text" style:parent-style-name="Default_20_Paragraph_20_Font"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9LVL1" style:display-name="WW_CharLFO19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2" style:display-name="WW_CharLFO19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3" style:display-name="WW_CharLFO19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4" style:display-name="WW_CharLFO19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5" style:display-name="WW_CharLFO19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6" style:display-name="WW_CharLFO19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7" style:display-name="WW_CharLFO19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8" style:display-name="WW_CharLFO19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9LVL9" style:display-name="WW_CharLFO19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102cm" style:type="center"/>
          <style:tab-stop style:position="17.198cm" style:type="right"/>
        </style:tab-stops>
      </style:paragraph-properties>
      <style:text-properties officeooo:rsid="0016228f" officeooo:paragraph-rsid="0016228f"/>
    </style:style>
    <style:style style:name="MP2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95cm" style:type="center"/>
          <style:tab-stop style:position="17.198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officeooo:rsid="000fc028" officeooo:paragraph-rsid="000fc028" style:font-size-asian="9pt" style:font-size-complex="9pt"/>
    </style:style>
    <style:style style:name="MT1" style:family="text">
      <style:text-properties style:font-name="Calibri Light" fo:font-size="24pt" style:font-size-asian="24pt" style:font-size-complex="24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fc028" style:font-size-asian="9pt" style:font-size-complex="9pt"/>
    </style:style>
    <style:style style:name="MT4" style:family="text">
      <style:text-properties fo:font-size="9pt" officeooo:rsid="0016228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0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2.54cm" fo:margin-left="0cm" fo:margin-right="0cm" fo:margin-top="2.43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Carmona Feria<text:tab/><text:tab/>2º SMR</text:p>
      </style:header>
      <style:header-first>
        <text:p text:style-name="MP1"><text:tab/><text:tab/></text:p>
      </style:header-first>
      <style:footer>
        <text:p text:style-name="MP2" loext:marker-style-name="MT1"><text:tab/><text:page-number text:select-page="current">5</text:page-number><loext:content-control loext:id="1758779222"/></text:p>
        <text:p text:style-name="MP3" loext:marker-style-name="MT2"><text:span text:style-name="MT3">Álvaro Carmona Feria</text:span><text:span text:style-name="MT2"><text:tab/><text:tab/></text:span><text:span text:style-name="MT4">[Asignatura]</text:span></text:p>
        <text:p text:style-name="MP4"/>
        <text:p text:style-name="Footer"/>
      </style:footer>
      <style:footer-first>
        <text:p text:style-name="MP2" loext:marker-style-name="MT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00:44:27.352849800</meta:creation-date>
    <dc:language>es-ES</dc:language>
    <meta:editing-cycles>5</meta:editing-cycles>
    <meta:editing-duration>PT11M23S</meta:editing-duration>
    <meta:generator>LibreOffice/25.2.6.2$Windows_X86_64 LibreOffice_project/729c5bfe710f5eb71ed3bbde9e06a6065e9c6c5d</meta:generator>
    <dc:title>Plantilla para trabajos</dc:title>
    <dc:date>2025-11-13T18:15:13.470613500</dc:date>
    <meta:document-statistic meta:table-count="2" meta:image-count="0" meta:object-count="0" meta:page-count="5" meta:paragraph-count="54" meta:word-count="545" meta:character-count="3518" meta:non-whitespace-character-count="2977"/>
    <meta:user-defined meta:name="AppVersion">15.0000</meta:user-defined>
    <meta:template xlink:type="simple" xlink:actuate="onRequest" xlink:title="Plantilla para trabajos" xlink:href="file:///C:/Users/Pc/AppData/Roaming/LibreOffice/4/user/template/Plantilla%20para%20trabajos.ott" meta:date="2025-11-09T00:44:26.753704000"/>
  </office:meta>
</office:document-meta>
</file>